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38A8F2344A66BE321AF.png" manifest:media-type="image/png"/>
  <manifest:file-entry manifest:full-path="Pictures/100000000000027200000380C3F5D079B667A44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4e2a9" officeooo:paragraph-rsid="0014e2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5898in" svg:height="9.5311in" draw:z-index="0"><draw:image xlink:href="Pictures/100000000000027200000380C3F5D079B667A44B.png" xlink:type="simple" xlink:show="embed" xlink:actuate="onLoad" loext:mime-type="image/png"/></draw:frame></text:p>
      <text:p text:style-name="P1"><text:soft-page-break/>AFTER CHANGES MADE </text:p>
      <text:p text:style-name="P1"><draw:frame draw:style-name="fr1" draw:name="Image2" text:anchor-type="paragraph" svg:width="5.2217in" svg:height="9.6374in" draw:z-index="1"><draw:image xlink:href="Pictures/10000000000001F00000038A8F2344A66BE321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0:31:59.635552690</meta:creation-date>
    <dc:date>2019-12-04T10:34:54.454940810</dc:date>
    <meta:editing-duration>PT2M56S</meta:editing-duration>
    <meta:editing-cycles>1</meta:editing-cycles>
    <meta:document-statistic meta:table-count="0" meta:image-count="2" meta:object-count="0" meta:page-count="2" meta:paragraph-count="1" meta:word-count="3" meta:character-count="19" meta:non-whitespace-character-count="16"/>
    <meta:generator>LibreOffice/6.2.5.2$Linux_X86_64 LibreOffice_project/20$Build-2</meta:generator>
  </office:meta>
</office:document-meta>
</file>